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t;P14&gt;J8CM Technical Data</text:span><text:span text:style-name="T2">&lt;P255&gt;</text:span></text:p>
      <text:p text:style-name="P2"/>
      <text:p text:style-name="P2"/>
      <text:p text:style-name="P2"/>
      <text:p text:style-name="P2"/>
      <text:p text:style-name="P2"/>
      <text:p text:style-name="P2"/>
      <text:p text:style-name="P1"><text:span text:style-name="T1">Accumulator</text:span><text:span text:style-name="T2"> - The J8CM is an accumulator based CPU.  All arithmetic and  logic operations operate on the accumulator, as do the conversion and stack operators.</text:span></text:p>
      <text:p text:style-name="P1"><text:span text:style-name="T1">ALU</text:span><text:span text:style-name="T2"> - Arithmetic Logic Unit.  Contains complementor, shifter and temporary accumulator.  Sets, clears and senses CPU flags.</text:span></text:p>
      <text:p text:style-name="P2">Control - Interprets IR and issues control signals.  To eliminate clutter, a single line to the internal CPU bus serves to represent control of data flow within the CPU.  The control unit interfaces directly with the 2 bit external control bus.</text:p>
      <text:p text:style-name="P1"><text:span text:style-name="T1">IR</text:span><text:span text:style-name="T2">-  Instruction Register.</text:span></text:p>
      <text:p text:style-name="P1"><text:span text:style-name="T2">&lt;$TBrkPage=B&gt;</text:span><text:span text:style-name="T1">Flags</text:span><text:span text:style-name="T2">&lt;R&gt;<text:tab/>C - Carry flag. The c_flag is set when an operation results in a carry.&lt;R&gt;<text:tab/>V - Overflow flag. The v_flag is set when  an operation results in an overflow.&lt;R&gt;<text:tab/>N - Negative flag. The n-flag is set to one when the result of an operation is negative.&lt;R&gt;<text:tab/>Z - Zero flag. The z_flag is set to one when the contents of an operation equals zero.</text:span></text:p>
      <text:p text:style-name="P1"><text:span text:style-name="T1">MAR</text:span><text:span text:style-name="T2"> - Memory Address Register.</text:span></text:p>
      <text:p text:style-name="P1"><text:span text:style-name="T1">MBR</text:span><text:span text:style-name="T2"> - Memory Buffer Register.</text:span></text:p>
      <text:p text:style-name="P1"><text:span text:style-name="T1">PC</text:span><text:span text:style-name="T2"> - Program Counter.  Incremented by 1 if instruction has no operand, by 2 otherwise.</text:span></text:p>
      <text:p text:style-name="P1"><text:span text:style-name="T1">PSW</text:span><text:span text:style-name="T2"> - Processor Status Word.  The CPU flags are copied into the high order bits.  The PSW is displayed on the front panel, and is otherwise not used.  The four CPU flags are copied into the  high order bits of the PSW as follows&lt;$FBit assignment is theoretical. In practice I used array indices 5 through 8 to hold the flag values.&gt;:</text:span></text:p>
      <text:p text:style-name="P2"><text:tab/>PSW bit 7 = C&lt;R&gt;<text:tab/>PSW bit 6 = V&lt;R&gt; <text:tab/>PSW bit 5 = N&lt;R&gt;<text:tab/>PSW bit 4 = Z</text:p>
      <text:p text:style-name="P1"><text:span text:style-name="T1">SP</text:span><text:span text:style-name="T2"> - Stack Pointer.  Set to 255 (top of memory) when the stack is initialized (first item is placed on the stack), set to 0 when the stack is empty.</text:span></text:p>
      <text:p text:style-name="P1"><text:span text:style-name="T1">XREG/YREG</text:span><text:span text:style-name="T2"> - General purpose CPU registers.  The instruction set includes load and store op codes for these registers.</text:span></text:p>
      <text:p text:style-name="P2">Memory addressing modes supported:</text:p>
      <text:p text:style-name="P2"><text:tab/><text:tab/>Memory Direct&lt;R&gt;<text:tab/><text:tab/>Memory Indirect&lt;R&gt;<text:tab/><text:tab/> Register Direct&lt;R&gt;<text:tab/><text:tab/>Register Indirect</text:p>
      <text:p text:style-name="P2">The Instruction Cycle&lt;R&gt;<text:tab/>16 bit word - 8-bit instruction, 8-bit operand.&lt;R&gt;<text:tab/> half word fetches - operand fetched as needed.</text:p>
      <text:p text:style-name="P2"/>
      <text:p text:style-name="P2">Bus widths:&lt;R&gt;<text:tab/>Data - 8-bits&lt;R&gt;<text:tab/>Address - 8-bits&lt;R&gt;<text:tab/> Control - 2-bits (one R/W bit, one memory/IO bit)</text:p>
      <text:p text:style-name="P2">Memory configuration - 8x256</text:p>
      <text:p text:style-name="P2"/>
      <text:p text:style-name="P2"/>
      <text:p text:style-name="P2"/>
      <text:p text:style-name="P2"/>
      <text:p text:style-name="P2"><text:soft-page-break/></text:p>
      <text:p text:style-name="P2"/>
      <text:p text:style-name="P1"><text:span text:style-name="T2">&lt;$TBrkPage=B&gt;</text:span><text:span text:style-name="T1">&lt;P14&gt;J8CM Instruction Set</text:span><text:span text:style-name="T2">&lt;P255&gt;</text:span></text:p>
      <text:p text:style-name="P2"><text:tab/>Instructions are in either one address or no address formats.  When register addressing modes are used bit 7 becomes the operand, saving an additional fetch.</text:p>
      <text:p text:style-name="P2"/>
      <text:p text:style-name="P2"><text:tab/>The 32 instructions in the J8CM instruction set are listed by type in the tables that follow.  The instructions are listed in the first and fourth columns.  Columns two and five contain the machine language code for the instruction.  The third and sixth columns hold the number of operands for their respective instructions.</text:p>
      <text:p text:style-name="P2">&lt;$TBrkLine=B;BrkPage=B&gt;Data Transfer Instructions</text:p>
      <text:p text:style-name="P2">@Z_TBL_BEG = COLUMNS(6), DIMENSION(IN), COLWIDTHS(E2,E1,E1,E2,E1,E1), HGUTTER(.0550), VGUTTER(.0550), BOX(Z_DOUBLE), HGRID(Z_SINGLE), VGRID(Z_SINGLE), KEEP(OFF)</text:p>
      <text:p text:style-name="P2">@Z_TBL_BODY = TABLE TEXT, TABLE TEXT, TABLE TEXT, TABLE TEXT, TABLE TEXT, TABLE TEXT</text:p>
      <text:p text:style-name="P2">INPUT&lt;$!C2,5,0,0,0,0,0&gt;,   0&lt;$!C2,5,0,0,0,0,0&gt;, 1&lt;$!C2,5,0,0,0,0,0&gt;, STORE ACCUM&lt;$!C2,5,0,0,0,0,0&gt;, 5&lt;$!C2,5,0,0,0,0,0&gt;, 1&lt;$!C2,5,0,0,0,0,0&gt;</text:p>
      <text:p text:style-name="P2">OUTPUT&lt;$!C2,5,0,0,0,0,0&gt;, 1&lt;$!C2,5,0,0,0,0,0&gt;, 1&lt;$!C2,5,0,0,0,0,0&gt;, STORE X REG&lt;$!C2,5,0,0,0,0,0&gt;, 21&lt;$!C2,5,0,0,0,0,0&gt;, 1&lt;$!C2,5,0,0,0,0,0&gt;</text:p>
      <text:p text:style-name="P2">LOAD ACCUM.&lt;$!C2,5,0,0,0,0,0&gt;, 4&lt;$!C2,5,0,0,0,0,0&gt;, 1&lt;$!C2,5,0,0,0,0,0&gt;, STORE Y REG&lt;$!C2,5,0,0,0,0,0&gt;, 22&lt;$!C2,5,0,0,0,0,0&gt;, 1&lt;$!C2,5,0,0,0,0,0&gt;</text:p>
      <text:p text:style-name="P2">LOAD X REG&lt;$!C2,5,0,0,0,0,0&gt;, 19&lt;$!C2,5,0,0,0,0,0&gt;, 1&lt;$!C2,5,0,0,0,0,0&gt;, PUSH&lt;$!C2,5,0,0,0,0,0&gt;, 17&lt;$!C2,5,0,0,0,0,0&gt;, 0&lt;$!C2,5,0,0,0,0,0&gt;</text:p>
      <text:p text:style-name="P2">LOAD Y REG&lt;$!C2,5,0,0,0,0,0&gt;, 20&lt;$!C2,5,0,0,0,0,0&gt;, 1&lt;$!C2,5,0,0,0,0,0&gt;, POP&lt;$!C2,5,0,0,0,0,0&gt;, 18&lt;$!C2,5,0,0,0,0,0&gt;, 0&lt;$!C2,5,0,0,0,0,0&gt;</text:p>
      <text:p text:style-name="P2">@Z_TBL_END = </text:p>
      <text:p text:style-name="P2"/>
      <text:p text:style-name="P2">Arithmetic/Logic</text:p>
      <text:p text:style-name="P2">@Z_TBL_BEG = COLUMNS(6), DIMENSION(IN), COLWIDTHS(E2,E1,E1,E2,E1,E1), HGUTTER(.0550), VGUTTER(.0550), BOX(Z_DOUBLE), HGRID(Z_SINGLE), VGRID(Z_SINGLE), KEEP(OFF)</text:p>
      <text:p text:style-name="P2">@Z_TBL_BODY = TABLE TEXT, TABLE TEXT, TABLE TEXT, TABLE TEXT, TABLE TEXT, TABLE TEXT</text:p>
      <text:p text:style-name="P2">ADD&lt;$!C2,5,0,0,0,0,0&gt;, 2&lt;$!C2,5,0,0,0,0,0&gt;, 1&lt;$!C2,5,0,0,0,0,0&gt;, ROTATE LEFT&lt;$!C2,5,0,0,0,0,0&gt;, 23&lt;$!C2,5,0,0,0,0,0&gt;, 0&lt;$!C2,5,0,0,0,0,0&gt;</text:p>
      <text:p text:style-name="P2">SUBTRACT&lt;$!C2,5,0,0,0,0,0&gt;, 3&lt;$!C2,5,0,0,0,0,0&gt;, 1&lt;$!C2,5,0,0,0,0,0&gt;, ROTATE RIGHT&lt;$!C2,5,0,0,0,0,0&gt;, 24&lt;$!C2,5,0,0,0,0,0&gt;, 0&lt;$!C2,5,0,0,0,0,0&gt;</text:p>
      <text:p text:style-name="P2">INCREMENT&lt;$!C2,5,0,0,0,0,0&gt;, 10&lt;$!C2,5,0,0,0,0,0&gt;, 0&lt;$!C2,5,0,0,0,0,0&gt;, AND&lt;$!C2,5,0,0,0,0,0&gt;, 25&lt;$!C2,5,0,0,0,0,0&gt;, 1&lt;$!C2,5,0,0,0,0,0&gt;</text:p>
      <text:p text:style-name="P2">DECREMENT&lt;$!C2,5,0,0,0,0,0&gt;, 11&lt;$!C2,5,0,0,0,0,0&gt;, 0&lt;$!C2,5,0,0,0,0,0&gt;, OR&lt;$!C2,5,0,0,0,0,0&gt;, 26&lt;$!C2,5,0,0,0,0,0&gt;, 1&lt;$!C2,5,0,0,0,0,0&gt;</text:p>
      <text:p text:style-name="P2">LOG SHIFT RIGHT&lt;$!C2,5,0,0,0,0,0&gt;, 14&lt;$!C2,5,0,0,0,0,0&gt;, 0&lt;$!C2,5,0,0,0,0,0&gt;, XOR<text:tab/> &lt;$!C2,5,0,0,0,0,0&gt;, 27&lt;$!C2,5,0,0,0,0,0&gt;, 1&lt;$!C2,5,0,0,0,0,0&gt;</text:p>
      <text:p text:style-name="P2">ARITH. SH. LEFT&lt;$!C2,5,0,0,0,0,0&gt;, 15&lt;$!C2,5,0,0,0,0,0&gt;, 0&lt;$!C2,5,0,0,0,0,0&gt;, <text:soft-page-break/>NOT&lt;$!C2,5,0,0,0,0,0&gt;, 28&lt;$!C2,5,0,0,0,0,0&gt;, 1&lt;$!C2,5,0,0,0,0,0&gt;</text:p>
      <text:p text:style-name="P2">ARITH. SH. RIGHT&lt;$!C2,5,0,0,0,0,0&gt;, 16&lt;$!C2,5,0,0,0,0,0&gt;, 0&lt;$!C2,5,0,0,0,0,0&gt;, &lt;$!C2,5,0,0,0,0,0&gt;, &lt;$!C2,5,0,0,0,0,0&gt;, &lt;$!C2,5,0,0,0,0,0&gt;</text:p>
      <text:p text:style-name="P2">@Z_TBL_END = </text:p>
      <text:p text:style-name="P2"/>
      <text:p text:style-name="P2"><text:s/>Control</text:p>
      <text:p text:style-name="P2">@Z_TBL_BEG = COLUMNS(6), DIMENSION(IN), COLWIDTHS(E2,E1,E1,E2,E1,E1), HGUTTER(.0550), VGUTTER(.0550), BOX(Z_DOUBLE), HGRID(Z_SINGLE), VGRID(Z_SINGLE), KEEP(OFF)</text:p>
      <text:p text:style-name="P2">@Z_TBL_BODY = TABLE TEXT, TABLE TEXT, TABLE TEXT, TABLE TEXT, TABLE TEXT, TABLE TEXT</text:p>
      <text:p text:style-name="P2">JUMP&lt;$!C2,5,0,0,0,0,0&gt;, 6&lt;$!C2,5,0,0,0,0,0&gt;, 1&lt;$!C2,5,0,0,0,0,0&gt;, GOSUB&lt;$!C2,5,0,0,0,0,0&gt;, 12&lt;$!C2,5,0,0,0,0,0&gt;, 1&lt;$!C2,5,0,0,0,0,0&gt;</text:p>
      <text:p text:style-name="P2">HALT&lt;$!C2,5,0,0,0,0,0&gt;, 9&lt;$!C2,5,0,0,0,0,0&gt;, 1&lt;$!C2,5,0,0,0,0,0&gt;, RETURN&lt;$!C2,5,0,0,0,0,0&gt;, 13&lt;$!C2,5,0,0,0,0,0&gt;, 0&lt;$!C2,5,0,0,0,0,0&gt;</text:p>
      <text:p text:style-name="P2">@Z_TBL_END = </text:p>
      <text:p text:style-name="P2"/>
      <text:p text:style-name="P2">Conversion</text:p>
      <text:p text:style-name="P2">@Z_TBL_BEG = COLUMNS(6), DIMENSION(IN), COLWIDTHS(E2,E1,E1,E2,E1,E1), HGUTTER(.0550), VGUTTER(.0550), BOX(Z_DOUBLE), HGRID(Z_SINGLE), VGRID(Z_SINGLE), KEEP(OFF)</text:p>
      <text:p text:style-name="P2">@Z_TBL_BODY = TABLE TEXT, TABLE TEXT, TABLE TEXT, TABLE TEXT, TABLE TEXT, TABLE TEXT</text:p>
      <text:p text:style-name="P2">NEGATE<text:tab/>&lt;$!C2,5,0,0,0,0,0&gt;, 31&lt;$!C2,5,0,0,0,0,0&gt;, 0&lt;$!C2,5,0,0,0,0,0&gt;, CLEAR&lt;$!C2,5,0,0,0,0,0&gt;, 29&lt;$!C2,5,0,0,0,0,0&gt;, 0&lt;$!C2,5,0,0,0,0,0&gt;</text:p>
      <text:p text:style-name="P2">@Z_TBL_END = </text:p>
      <text:p text:style-name="P2"/>
      <text:p text:style-name="P2">&lt;$TBrkPage=B&gt;Conditional Instructions </text:p>
      <text:p text:style-name="P2">@Z_TBL_BEG = COLUMNS(6), DIMENSION(IN), COLWIDTHS(E2,E1,E1,E2,E1,E1), HGUTTER(.0550), VGUTTER(.0550), BOX(Z_DOUBLE), HGRID(Z_SINGLE), VGRID(Z_SINGLE), KEEP(OFF)</text:p>
      <text:p text:style-name="P2">@Z_TBL_BODY = TABLE TEXT, TABLE TEXT, TABLE TEXT, TABLE TEXT, TABLE TEXT, TABLE TEXT</text:p>
      <text:p text:style-name="P2">TEST NEGATIVE&lt;$!C2,5,0,0,0,0,0&gt;, 7&lt;$!C2,5,0,0,0,0,0&gt;, 1&lt;$!C2,5,0,0,0,0,0&gt;, TEST ZERO&lt;$!C2,5,0,0,0,0,0&gt;, 8&lt;$!C2,5,0,0,0,0,0&gt;, 1&lt;$!C2,5,0,0,0,0,0&gt;</text:p>
      <text:p text:style-name="P2">COMPARE&lt;$!C2,5,0,0,0,0,0&gt;, 30&lt;$!C2,5,0,0,0,0,0&gt;, 1&lt;$!C2,5,0,0,0,0,0&gt;, &lt;$!C2,5,0,0,0,0,0&gt;, &lt;$!C2,5,0,0,0,0,0&gt;, &lt;$!C2,5,0,0,0,0,0&gt;</text:p>
      <text:p text:style-name="P2">@Z_TBL_END = </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58" meta:word-count="710" meta:character-count="6394"/>
    <meta:generator>OpenOffice/4.1.3$Win32 OpenOffice.org_project/413m1$Build-9783</meta:generator>
  </office:meta>
</office:document-meta>
</file>